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1.79cm"/>
    </style:style>
    <style:style style:name="Tabelle1.B" style:family="table-column">
      <style:table-column-properties style:column-width="1.711cm"/>
    </style:style>
    <style:style style:name="Tabelle1.C" style:family="table-column">
      <style:table-column-properties style:column-width="11.213cm"/>
    </style:style>
    <style:style style:name="Tabelle1.D" style:family="table-column">
      <style:table-column-properties style:column-width="2.28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font-size-asian="15.75pt" style:font-size-complex="18pt"/>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pt" fo:font-weight="normal" style:font-size-asian="8.75pt" style:font-weight-asian="normal" style:font-size-complex="10pt" style:font-weight-complex="normal"/>
    </style:style>
    <style:style style:name="P10" style:family="paragraph" style:parent-style-name="Standard">
      <style:text-properties fo:font-size="24pt" fo:font-weight="bold" style:font-size-asian="24pt" style:font-weight-asian="bold" style:font-size-complex="24pt"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tandard" style:list-style-name="L1">
      <style:text-properties fo:font-size="18pt" fo:font-weight="bold" style:font-size-asian="18pt" style:font-weight-asian="bold" style:font-size-complex="18pt" style:font-weight-complex="bold"/>
    </style:style>
    <style:style style:name="P13" style:family="paragraph" style:parent-style-name="Standard" style:list-style-name="L2"/>
    <style:style style:name="P14" style:family="paragraph" style:parent-style-name="Standard" style:list-style-name="L2">
      <style:text-properties fo:font-size="12pt" style:font-size-asian="12pt" style:font-size-complex="12pt"/>
    </style:style>
    <style:style style:name="P15" style:family="paragraph" style:parent-style-name="Standard" style:list-style-name="L3">
      <style:text-properties fo:font-size="12pt" style:font-size-asian="12pt" style:font-size-complex="12pt"/>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list-style-name="L2">
      <style:text-properties fo:font-size="12pt" fo:font-weight="bold" style:font-size-asian="12pt" style:font-weight-asian="bold" style:font-size-complex="12pt" style:font-weight-complex="bold"/>
    </style:style>
    <style:style style:name="P18" style:family="paragraph" style:parent-style-name="Standard" style:list-style-name="L1">
      <style:text-properties fo:font-size="12pt" fo:font-weight="bold" style:font-size-asian="12pt" style:font-weight-asian="bold" style:font-size-complex="12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list-style-name="L2">
      <style:text-properties fo:font-size="12pt" fo:font-weight="normal" style:font-size-asian="12pt" style:font-weight-asian="normal" style:font-size-complex="12pt" style:font-weight-complex="normal"/>
    </style:style>
    <style:style style:name="P21" style:family="paragraph" style:parent-style-name="Standard" style:list-style-name="L4">
      <style:text-properties fo:font-size="12pt" fo:font-weight="normal" style:font-size-asian="12pt" style:font-weight-asian="normal" style:font-size-complex="12pt" style:font-weight-complex="normal"/>
    </style:style>
    <style:style style:name="P22" style:family="paragraph" style:parent-style-name="Standard" style:list-style-name="L5">
      <style:text-properties fo:font-size="12pt" fo:font-weight="normal" style:font-size-asian="12pt" style:font-weight-asian="normal" style:font-size-complex="12pt" style:font-weight-complex="normal"/>
    </style:style>
    <style:style style:name="P23" style:family="paragraph" style:parent-style-name="Standard" style:list-style-name="L6">
      <style:text-properties fo:font-size="12pt" fo:font-weight="normal" style:font-size-asian="12pt" style:font-weight-asian="normal" style:font-size-complex="12pt" style:font-weight-complex="normal"/>
    </style:style>
    <style:style style:name="P24" style:family="paragraph" style:parent-style-name="Standard" style:list-style-name="L7">
      <style:text-properties fo:font-size="12pt" fo:font-weight="normal" style:font-size-asian="12pt" style:font-weight-asian="normal" style:font-size-complex="12pt" style:font-weight-complex="normal"/>
    </style:style>
    <style:style style:name="P25" style:family="paragraph" style:parent-style-name="Standard" style:list-style-name="L8">
      <style:text-properties fo:font-size="12pt" fo:font-weight="normal" style:font-size-asian="12pt" style:font-weight-asian="normal" style:font-size-complex="12pt" style:font-weight-complex="normal"/>
    </style:style>
    <style:style style:name="P26" style:family="paragraph" style:parent-style-name="Standard" style:list-style-name="L9">
      <style:text-properties fo:font-size="12pt" fo:font-weight="normal" style:font-size-asian="12pt" style:font-weight-asian="normal" style:font-size-complex="12pt" style:font-weight-complex="normal"/>
    </style:style>
    <style:style style:name="P27" style:family="paragraph" style:parent-style-name="Standard" style:list-style-name="L10">
      <style:text-properties fo:font-size="12pt" fo:font-weight="normal" style:font-size-asian="12pt" style:font-weight-asian="normal" style:font-size-complex="12pt" style:font-weight-complex="normal"/>
    </style:style>
    <style:style style:name="P28" style:family="paragraph" style:parent-style-name="Standard" style:list-style-name="L11">
      <style:text-properties fo:font-size="12pt" fo:font-weight="normal" style:font-size-asian="12pt" style:font-weight-asian="normal" style:font-size-complex="12pt" style:font-weight-complex="normal"/>
    </style:style>
    <style:style style:name="P29" style:family="paragraph" style:parent-style-name="Standard" style:list-style-name="L10">
      <style:text-properties fo:font-size="12pt" fo:font-weight="normal" style:font-size-asian="10.5pt" style:font-weight-asian="normal" style:font-size-complex="12pt" style:font-weight-complex="normal"/>
    </style:style>
    <style:style style:name="P30" style:family="paragraph" style:parent-style-name="Standard" style:list-style-name="L12">
      <style:text-properties fo:font-size="12pt" fo:font-weight="normal" style:font-size-asian="10.5pt" style:font-weight-asian="normal" style:font-size-complex="12pt" style:font-weight-complex="normal"/>
    </style:style>
    <style:style style:name="P31" style:family="paragraph" style:parent-style-name="Standard" style:list-style-name="L4"/>
    <style:style style:name="P32" style:family="paragraph" style:parent-style-name="Standard" style:list-style-name="L6"/>
    <style:style style:name="P33" style:family="paragraph" style:parent-style-name="Standard" style:list-style-name="L6">
      <style:text-properties fo:font-weight="normal" style:font-weight-asian="normal" style:font-weight-complex="normal"/>
    </style:style>
    <style:style style:name="P34" style:family="paragraph">
      <style:paragraph-properties fo:margin-left="0cm" fo:margin-right="0cm" fo:margin-top="0cm" fo:margin-bottom="0cm" fo:line-height="100%" fo:text-align="center" fo:text-indent="0cm"/>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fo:font-size="16pt" style:font-size-asian="16pt" style:font-size-complex="16pt"/>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8pt" style:font-size-asian="15.75pt" style:font-size-complex="18pt"/>
    </style:style>
    <style:style style:name="T7" style:family="text">
      <style:text-properties fo:font-size="18pt" style:font-size-asian="18pt" style:font-size-complex="18pt"/>
    </style:style>
    <style:style style:name="T8" style:family="text">
      <style:text-properties style:font-size-asian="12pt"/>
    </style:style>
    <style:style style:name="T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9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9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3cm" fo:min-width="0.72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1cm" fo:min-width="0.72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728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728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728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728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2cm" fo:min-width="0.728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0.728cm"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4"><text:s text:c="4"/></text:span><text:span text:style-name="T5">Systembeschreibung für LKW-Scheduler</text:span></text:p>
      <text:p text:style-name="P10"/>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Version</text:p>
          </table:table-cell>
          <table:table-cell table:style-name="Tabelle1.A1" office:value-type="string">
            <text:p text:style-name="P11">Datum</text:p>
          </table:table-cell>
          <table:table-cell table:style-name="Tabelle1.A1" office:value-type="string">
            <text:p text:style-name="P11">Was geändert</text:p>
          </table:table-cell>
          <table:table-cell table:style-name="Tabelle1.D1" office:value-type="string">
            <text:p text:style-name="P11">Author</text:p>
          </table:table-cell>
        </table:table-row>
        <table:table-row>
          <table:table-cell table:style-name="Tabelle1.A2" office:value-type="string">
            <text:p text:style-name="P11">0.1</text:p>
          </table:table-cell>
          <table:table-cell table:style-name="Tabelle1.B2" office:value-type="date" office:date-value="2012-01-23">
            <text:p text:style-name="P11">23.01.12</text:p>
          </table:table-cell>
          <table:table-cell table:style-name="Tabelle1.A2" office:value-type="string">
            <text:p text:style-name="P11">Neu erstellt</text:p>
          </table:table-cell>
          <table:table-cell table:style-name="Tabelle1.D2" office:value-type="string">
            <text:p text:style-name="P11">Haritonov</text:p>
          </table:table-cell>
        </table:table-row>
        <table:table-row>
          <table:table-cell table:style-name="Tabelle1.A2" office:value-type="string">
            <text:p text:style-name="P11">0.2</text:p>
          </table:table-cell>
          <table:table-cell table:style-name="Tabelle1.B2" office:value-type="date" office:date-value="2012-01-28">
            <text:p text:style-name="P11">28.01.12</text:p>
          </table:table-cell>
          <table:table-cell table:style-name="Tabelle1.A2" office:value-type="string">
            <text:p text:style-name="P11">Text über Module „Geo-Coding“ und „Router“</text:p>
          </table:table-cell>
          <table:table-cell table:style-name="Tabelle1.D2" office:value-type="string">
            <text:p text:style-name="P11">Haritonov</text:p>
          </table:table-cell>
        </table:table-row>
        <table:table-row>
          <table:table-cell table:style-name="Tabelle1.A2" office:value-type="string">
            <text:p text:style-name="P11">0.3</text:p>
          </table:table-cell>
          <table:table-cell table:style-name="Tabelle1.B2" office:value-type="date" office:date-value="2012-03-15">
            <text:p text:style-name="P11">15.03.12</text:p>
          </table:table-cell>
          <table:table-cell table:style-name="Tabelle1.A2" office:value-type="string">
            <text:p text:style-name="P11">Kleine Änderungen, grammatische Korrekturen. Tabelle „suggested route“ hinzugefügt</text:p>
          </table:table-cell>
          <table:table-cell table:style-name="Tabelle1.D2" office:value-type="string">
            <text:p text:style-name="P11">Haritonov</text:p>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
      <text:p text:style-name="P7"/>
      <text:p text:style-name="P7"/>
      <text:list xml:id="list1010479816" text:style-name="L1">
        <text:list-header>
          <text:p text:style-name="P12">Überblick</text:p>
          <text:p text:style-name="P12"/>
        </text:list-header>
      </text:list>
      <text:list xml:id="list129221565" text:style-name="L2">
        <text:list-header>
          <text:p text:style-name="P14">Das System besteht aus folgenden Komponenten die neu zu erstellen sind:</text:p>
          <text:p text:style-name="P14"/>
        </text:list-header>
        <text:list-item>
          <text:p text:style-name="P13"><text:span text:style-name="T2">Datenbank:</text:span><text:span text:style-name="T1"> <text:s/></text:span></text:p>
        </text:list-item>
      </text:list>
      <text:list xml:id="list503688144" text:style-name="L3">
        <text:list-item>
          <text:p text:style-name="P15">Profile der Fahrer</text:p>
        </text:list-item>
        <text:list-item>
          <text:p text:style-name="P15">Aufträge</text:p>
        </text:list-item>
        <text:list-item>
          <text:p text:style-name="P15">Welche Auftrag-Angebote wurden verschickt und welche angenommen</text:p>
        </text:list-item>
        <text:list-item>
          <text:p text:style-name="P15">gefahrene Marschrouten </text:p>
          <text:p text:style-name="P15"/>
        </text:list-item>
      </text:list>
      <text:list xml:id="list1749854634" text:continue-list="list129221565" text:style-name="L2">
        <text:list-item>
          <text:p text:style-name="P17">Web-Frontend bzw. Webseite <text:s/></text:p>
          <text:p text:style-name="P20">Web User Interface, füllt Datenbank und kann Inhalt anzeigen, nimmt Aufträge ein, bei Auftrags-Eingang wirft den Scheduler an.</text:p>
          <text:p text:style-name="P20"/>
        </text:list-item>
        <text:list-item>
          <text:p text:style-name="P13"><text:span text:style-name="T2">Scheduler</text:span><text:span text:style-name="T1"> </text:span></text:p>
          <text:p text:style-name="P14">Eine Komponente die Zuweisung des(r) Auftrags (Aufträge) vorschlägt.</text:p>
          <text:p text:style-name="P14"/>
        </text:list-item>
        <text:list-item>
          <text:p text:style-name="P17">Message-Manager</text:p>
          <text:p text:style-name="P20">Empfängt und verschickt SMS und Emails, kann den Scheduler anwerfen.</text:p>
        </text:list-item>
      </text:list>
      <text:p text:style-name="P5"/>
      <text:p text:style-name="P5"/>
      <text:p text:style-name="P5">Und ausserdem folgende Fremd-Komponenten:</text:p>
      <text:list xml:id="list1941905093" text:continue-numbering="true" text:style-name="L2">
        <text:list-header>
          <text:p text:style-name="P20"/>
        </text:list-header>
        <text:list-item>
          <text:p text:style-name="P17">Geo-Coding</text:p>
          <text:p text:style-name="P20">Eine Fremd-Komponente zur Ermittlung von Geo-Koordinaten zu Post-Adressen.</text:p>
          <text:p text:style-name="P20">Vorläufig soll Webservice von ClodeMate genutzt werden: </text:p>
          <text:p text:style-name="P20"><text:a xlink:type="simple" xlink:href="http://developers.cloudmade.com/wiki/geocoding-http-api/Documentation#Description-%20and-Overview">http://developers.cloudmade.com/wiki/geocoding-http-api/Documentation#Description-%20and-Overview</text:a></text:p>
        </text:list-item>
      </text:list>
      <text:p text:style-name="P5"><text:s text:c="11"/>(25000 Anfragen pro Monat kostenlos) <text:a xlink:type="simple" xlink:href="http://support.cloudmade.com/web-fair-use">http://support.cloudmade.com/web-fair-use</text:a></text:p>
      <text:p text:style-name="P5"/>
      <text:list xml:id="list1669114392" text:continue-numbering="true" text:style-name="L2">
        <text:list-header>
          <text:p text:style-name="P20">Alternative 1: <text:a xlink:type="simple" xlink:href="http://wiki.openstreetmap.org/wiki/Nominatim">http://wiki.openstreetmap.org/wiki/Nominatim</text:a></text:p>
          <text:p text:style-name="P20">Alternative 2: http://www.ptv.de/fileadmin/files_ptv.de/download/logistics/info/Developer/FactSheet_xLocate_de.pdf</text:p>
        </text:list-header>
      </text:list>
      <text:p text:style-name="P5"/>
      <text:p text:style-name="P5"/>
      <text:p text:style-name="P5"/>
      <text:p text:style-name="P5"><text:soft-page-break/></text:p>
      <text:p text:style-name="P5"/>
      <text:list xml:id="list2039159802" text:continue-numbering="true" text:style-name="L2">
        <text:list-header>
          <text:p text:style-name="P17"/>
        </text:list-header>
        <text:list-item>
          <text:p text:style-name="P17">Router</text:p>
          <text:p text:style-name="P20">Eine Fremd-Komponente die gegeben Start und Ziel Punkte und LKW-Profile, die Fahrtzeit berechnet.</text:p>
          <text:p text:style-name="P20">- Für die erste Iteration, wird die geographishe Entfernung mit einem Faktor multipliziert.</text:p>
        </text:list-item>
      </text:list>
      <text:list xml:id="list254468745" text:style-name="L4">
        <text:list-header>
          <text:p text:style-name="P21">- Später: Verwendung eines Routers <text:s/>mit Open-Street-Map: </text:p>
          <text:p text:style-name="P21">MoNav ? </text:p>
          <text:p text:style-name="P21">http://code.google.com/p/monav/wiki/MoNavRoutingDaemon</text:p>
          <text:p text:style-name="P31"/>
        </text:list-header>
      </text:list>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1505374931" text:continue-list="list1010479816" text:style-name="L1">
        <text:list-header>
          <text:p text:style-name="P12">Datenbank</text:p>
          <text:p text:style-name="P18"/>
        </text:list-header>
      </text:list>
      <text:p text:style-name="P5">Eine wichtige Sache ist die Modellierung der Itineraries (Reihenfolgen von Auf- und Ablade- stationen, bzw. Reihenfolgen von Zwischen-Punkten oder Routen).</text:p>
      <text:p text:style-name="P5"/>
      <text:p text:style-name="P5">Vorschlag: <text:s/>Es wird unterschieden zwischen</text:p>
      <text:list xml:id="list529388357" text:style-name="L5">
        <text:list-item>
          <text:p text:style-name="P22"><text:s/>Itineraries, die zu einem Auftrag gehören</text:p>
          <text:p text:style-name="P22"><text:s/>und</text:p>
        </text:list-item>
        <text:list-item>
          <text:p text:style-name="P22"><text:s/>Itineraries die von einem Fahrzeug gefahren werden</text:p>
        </text:list-item>
      </text:list>
      <text:p text:style-name="P5">Das heisst, die Itineraries von diesen beiden Arten werden in verschiedenen Tabellen redundant abgespeichert, auch wenn das Fahrzeug genau einen Auftrag ausführt.</text:p>
      <text:p text:style-name="P5"/>
      <text:p text:style-name="P5">Wir haben also eine Liste (Tabelle) mit Aufträgen, zu jedem Auftrag gehört eine Itinerary, bzw. Reihenfolge von Stationen. Die Sationen (aller Aufträge) werden in einer Tabelle abgespeichert, in der es eine Foreign-Key-Column für Auftrags-Nummer gibt.</text:p>
      <text:p text:style-name="P5"/>
      <text:p text:style-name="P5">Analog ist die Beziehung zwischen Routen, die von einem Fahrzeug gefahren werden und den einzelnen Stationen.</text:p>
      <text:p text:style-name="P5"/>
      <text:p text:style-name="P5">Eine weitere Sache ist die Verwaltung der Information über Zuweisung von Aufträgen an einzelne Fahrzeuge.</text:p>
      <text:p text:style-name="P8"><text:span text:style-name="T1">Vorschlag: Es wird unterschieden zwischen </text:span><text:span text:style-name="T2">tenative</text:span><text:span text:style-name="T1"> </text:span><text:span text:style-name="T2">assignments </text:span><text:span text:style-name="T1">(vorläufige Zuweisungen) <text:s/>und </text:span><text:span text:style-name="T2">final assignments </text:span><text:span text:style-name="T1">(endgültige Zuweisungen), und es soll in der Datenbank getrennte Tabellen dazu geben.</text:span></text:p>
      <text:p text:style-name="P5">Wichtig ist, dass jedes Assignment einen Status-Feld hat (also entsprechende Spalte in der Tabelle)</text:p>
      <text:p text:style-name="P8"><text:span text:style-name="T2">Tenative</text:span><text:span text:style-name="T1"> </text:span><text:span text:style-name="T2">Assignment </text:span><text:span text:style-name="T1">durchläuft folgende Zustände (bzw. Statuse):</text:span></text:p>
      <text:list xml:id="list798188933" text:style-name="L6">
        <text:list-item>
          <text:p text:style-name="P23">vom scheduler empfohlen</text:p>
        </text:list-item>
        <text:list-item>
          <text:p text:style-name="P23">sms an Fahrer abgeschickt</text:p>
        </text:list-item>
        <text:list-item>
          <text:p text:style-name="P23">a) vom Fahrer abgelehnt</text:p>
          <text:p text:style-name="P23">b) vom Fahrer angenommen</text:p>
        </text:list-item>
        <text:list-item>
          <text:p text:style-name="P32"><text:span text:style-name="T3">nicht mehr relevant (entweder verworfen oder in zu einer </text:span><text:span text:style-name="T2">final assignment</text:span><text:span text:style-name="T3"> befördert und in </text:span><text:span text:style-name="T3">die final-assignment-tabelle kopiert)</text:span></text:p>
          <text:p text:style-name="P33"><text:span text:style-name="T1">Auch </text:span><text:span text:style-name="T2">final</text:span><text:span text:style-name="T1"> </text:span><text:span text:style-name="T2">Assignment </text:span><text:span text:style-name="T1"><text:s/>hat Status-Feld, es durchläuft folgende Zustände:</text:span></text:p>
        </text:list-item>
      </text:list>
      <text:list xml:id="list294675975" text:style-name="L7">
        <text:list-item>
          <text:p text:style-name="P24">Neu angelegt (bzw. befördert), <text:s/>Bestätigungs-SMS an Fahrer ist zu senden</text:p>
        </text:list-item>
        <text:list-item>
          <text:p text:style-name="P24">Assignment wird ausgeführt</text:p>
        </text:list-item>
        <text:list-item>
          <text:p text:style-name="P24">Auftrag erledigt</text:p>
        </text:list-item>
      </text:list>
      <text:p text:style-name="P5"/>
      <text:p text:style-name="P5">Der Message-Manager kümmert sich um den Lebenszyklus von Assignments.</text:p>
      <text:p text:style-name="P5">Natürlich hat auch jedes Auftrag einen Status: a) eingegangen, b) zugewiesen c) durchgeführt, bzw. evtuell weitere.</text:p>
      <text:p text:style-name="P5">Unten ein Entity-Relationship-Diagram, jedes Rechteck entspricht einer Tabelle im Datenbank.</text:p>
      <text:p text:style-name="P5"/>
      <text:p text:style-name="P5">Die ausgeführten Aufträge sollen langfristig archiviert werden. Dazu <text:s/>soll später zusätzliche Tabelle(n) genutzt werden.</text:p>
      <text:p text:style-name="P4"/>
      <text:p text:style-name="P5">In jedem Run erzeugt der Scheduler mehrere Suggestions. Eine Suggestion besteht aus bzw. grouppiert zusammen mehrere tentative Assignments, welche zusammen die Situation lösen, die dem Scheduler als Input vorlag. Verschiedene Suggestions desselben Runs überschneiden sich nicht <text:s/>hinsichtlich der zugewiesenen Fahrzeuge, damit ein Fahrer nie zwei verschiedene Assignments gleichzeitig kriegen kann. Jedem innerhalb einer Suggestion verwendeten Fahrzeug entspricht auch <text:soft-page-break/>ein <text:s/>Datensatz in „suggested route“-'Tabelle.</text:p>
      <text:p text:style-name="P4"/>
      <text:p text:style-name="P4"/>
      <text:p text:style-name="P4"/>
      <text:p text:style-name="P4"/>
      <text:p text:style-name="P4"><draw:g text:anchor-type="paragraph" draw:z-index="0" draw:style-name="gr1"><draw:custom-shape draw:style-name="gr2" draw:text-style-name="P35" svg:width="2.946cm" svg:height="1.264cm" svg:x="11.829cm" svg:y="-0.88cm"><text:p text:style-name="P34"><text:span text:style-name="T9">driver</text:span></text:p><draw:enhanced-geometry svg:viewBox="0 0 21600 21600" draw:type="rectangle" draw:enhanced-path="M 0 0 L 21600 0 21600 21600 0 21600 0 0 Z N"/></draw:custom-shape><draw:custom-shape draw:style-name="gr3" draw:text-style-name="P35" svg:width="3.365cm" svg:height="1.264cm" svg:x="11.829cm" svg:y="2.493cm"><text:p text:style-name="P34"><text:span text:style-name="T9">truck</text:span></text:p><draw:enhanced-geometry svg:viewBox="0 0 21600 21600" draw:type="rectangle" draw:enhanced-path="M 0 0 L 21600 0 21600 21600 0 21600 0 0 Z N"/></draw:custom-shape><draw:custom-shape draw:style-name="gr4" draw:text-style-name="P35" svg:width="5.045cm" svg:height="1.265cm" svg:x="-2.882cm" svg:y="8.393cm"><text:p text:style-name="P34"><text:span text:style-name="T9">station of order</text:span></text:p><draw:enhanced-geometry svg:viewBox="0 0 21600 21600" draw:type="rectangle" draw:enhanced-path="M 0 0 L 21600 0 21600 21600 0 21600 0 0 Z N"/></draw:custom-shape><draw:custom-shape draw:style-name="gr5" draw:text-style-name="P35" svg:width="5.045cm" svg:height="1.265cm" svg:x="10.989cm" svg:y="8.393cm"><text:p text:style-name="P34"><text:span text:style-name="T9">station of route</text:span></text:p><draw:enhanced-geometry svg:viewBox="0 0 21600 21600" draw:type="rectangle" draw:enhanced-path="M 0 0 L 21600 0 21600 21600 0 21600 0 0 Z N"/></draw:custom-shape><draw:custom-shape draw:style-name="gr6" draw:text-style-name="P37" svg:width="2.523cm" svg:height="1.265cm" svg:x="12.67cm" svg:y="5.442cm"><text:p text:style-name="P36"><text:span text:style-name="T10">real</text:span></text:p><text:p text:style-name="P36"><text:span text:style-name="T10">route</text:span></text:p><draw:enhanced-geometry svg:viewBox="0 0 21600 21600" draw:type="rectangle" draw:enhanced-path="M 0 0 L 21600 0 21600 21600 0 21600 0 0 Z N"/></draw:custom-shape><draw:custom-shape draw:style-name="gr7" draw:text-style-name="P35" svg:width="4.206cm" svg:height="1.264cm" svg:x="-2.882cm" svg:y="-0.88cm"><text:p text:style-name="P34"><text:span text:style-name="T9">customer</text:span></text:p><draw:enhanced-geometry svg:viewBox="0 0 21600 21600" draw:type="rectangle" draw:enhanced-path="M 0 0 L 21600 0 21600 21600 0 21600 0 0 Z N"/></draw:custom-shape><draw:custom-shape draw:style-name="gr8" draw:text-style-name="P35" svg:width="5.045cm" svg:height="1.264cm" svg:x="-2.882cm" svg:y="2.493cm"><text:p text:style-name="P34"><text:span text:style-name="T9">order (Auftrag)</text:span></text:p><draw:enhanced-geometry svg:viewBox="0 0 21600 21600" draw:type="rectangle" draw:enhanced-path="M 0 0 L 21600 0 21600 21600 0 21600 0 0 Z N"/></draw:custom-shape><draw:custom-shape draw:style-name="gr9" draw:text-style-name="P35" svg:width="6.307cm" svg:height="0.842cm" svg:x="3.842cm" svg:y="2.914cm"><text:p text:style-name="P34"><text:span text:style-name="T9">tentative assignment</text:span></text:p><draw:enhanced-geometry svg:viewBox="0 0 21600 21600" draw:type="rectangle" draw:enhanced-path="M 0 0 L 21600 0 21600 21600 0 21600 0 0 Z N"/></draw:custom-shape><draw:line draw:style-name="gr10" draw:text-style-name="P35" svg:x1="-0.779cm" svg:y1="0.384cm" svg:x2="-0.779cm" svg:y2="2.491cm"><text:p/></draw:line><draw:frame draw:style-name="gr11" draw:text-style-name="P39" svg:width="0.842cm" svg:height="0.729cm" svg:x="-0.781cm" svg:y="0.383cm"><draw:text-box><text:p text:style-name="P38"><text:span text:style-name="T11">1</text:span></text:p></draw:text-box></draw:frame><draw:frame draw:style-name="gr12" draw:text-style-name="P39" svg:width="0.823cm" svg:height="0.729cm" svg:x="-0.781cm" svg:y="1.879cm"><draw:text-box><text:p text:style-name="P38"><text:span text:style-name="T11">N</text:span></text:p></draw:text-box></draw:frame><draw:line draw:style-name="gr13" draw:text-style-name="P35" svg:x1="13.512cm" svg:y1="2.491cm" svg:x2="13.512cm" svg:y2="0.384cm"><text:p/></draw:line><draw:frame draw:style-name="gr14" draw:text-style-name="P39" svg:width="0.844cm" svg:height="0.729cm" svg:x="13.51cm" svg:y="0.383cm"><draw:text-box><text:p text:style-name="P38"><text:span text:style-name="T11">1</text:span></text:p></draw:text-box></draw:frame><draw:frame draw:style-name="gr15" draw:text-style-name="P39" svg:width="0.823cm" svg:height="0.729cm" svg:x="13.51cm" svg:y="1.879cm"><draw:text-box><text:p text:style-name="P38"><text:span text:style-name="T11">N</text:span></text:p></draw:text-box></draw:frame><draw:line draw:style-name="gr16" draw:text-style-name="P35" svg:x1="2.163cm" svg:y1="3.335cm" svg:x2="3.844cm" svg:y2="3.335cm"><text:p/></draw:line><draw:line draw:style-name="gr17" draw:text-style-name="P35" svg:x1="10.125cm" svg:y1="3.124cm" svg:x2="11.806cm" svg:y2="3.124cm"><text:p/></draw:line><draw:frame draw:style-name="gr18" draw:text-style-name="P39" svg:width="0.842cm" svg:height="0.729cm" svg:x="10.148cm" svg:y="2.493cm"><draw:text-box><text:p text:style-name="P38"><text:span text:style-name="T11">N</text:span></text:p></draw:text-box></draw:frame><draw:frame draw:style-name="gr19" draw:text-style-name="P39" svg:width="0.84cm" svg:height="0.729cm" svg:x="11.411cm" svg:y="2.493cm"><draw:text-box><text:p text:style-name="P38"><text:span text:style-name="T11">1</text:span></text:p></draw:text-box></draw:frame><draw:frame draw:style-name="gr20" draw:text-style-name="P39" svg:width="0.421cm" svg:height="0.729cm" svg:x="2.163cm" svg:y="2.724cm"><draw:text-box><text:p text:style-name="P38"><text:span text:style-name="T11">1</text:span></text:p></draw:text-box></draw:frame><draw:line draw:style-name="gr21" draw:text-style-name="P35" svg:x1="13.512cm" svg:y1="3.757cm" svg:x2="13.512cm" svg:y2="5.443cm"><text:p/></draw:line><draw:frame draw:style-name="gr22" draw:text-style-name="P39" svg:width="0.844cm" svg:height="0.729cm" svg:x="13.51cm" svg:y="3.756cm"><draw:text-box><text:p text:style-name="P38"><text:span text:style-name="T11">1</text:span></text:p></draw:text-box></draw:frame><draw:frame draw:style-name="gr23" draw:text-style-name="P39" svg:width="0.867cm" svg:height="0.754cm" svg:x="13.51cm" svg:y="7.641cm"><draw:text-box><text:p text:style-name="P38"><text:span text:style-name="T11">N</text:span></text:p></draw:text-box></draw:frame><draw:line draw:style-name="gr24" draw:text-style-name="P35" svg:x1="13.512cm" svg:y1="6.706cm" svg:x2="13.512cm" svg:y2="8.392cm"><text:p/></draw:line><draw:line draw:style-name="gr25" draw:text-style-name="P35" svg:x1="-0.779cm" svg:y1="3.757cm" svg:x2="-0.779cm" svg:y2="8.393cm"><text:p/></draw:line><draw:frame draw:style-name="gr26" draw:text-style-name="P39" svg:width="0.842cm" svg:height="0.729cm" svg:x="-0.781cm" svg:y="3.756cm"><draw:text-box><text:p text:style-name="P38"><text:span text:style-name="T11">1</text:span></text:p></draw:text-box></draw:frame><draw:frame draw:style-name="gr27" draw:text-style-name="P39" svg:width="0.844cm" svg:height="0.729cm" svg:x="13.51cm" svg:y="6.706cm"><draw:text-box><text:p text:style-name="P38"><text:span text:style-name="T11">1</text:span></text:p></draw:text-box></draw:frame><draw:frame draw:style-name="gr28" draw:text-style-name="P39" svg:width="0.844cm" svg:height="0.729cm" svg:x="13.51cm" svg:y="4.83cm"><draw:text-box><text:p text:style-name="P38"><text:span text:style-name="T11">1</text:span></text:p></draw:text-box></draw:frame><draw:line draw:style-name="gr29" draw:text-style-name="P35" svg:x1="2.163cm" svg:y1="8.814cm" svg:x2="10.99cm" svg:y2="8.814cm"><text:p/></draw:line><draw:frame draw:style-name="gr30" draw:text-style-name="P39" svg:width="0.842cm" svg:height="0.729cm" svg:x="2.163cm" svg:y="8.204cm"><draw:text-box><text:p text:style-name="P38"><text:span text:style-name="T11">1</text:span></text:p></draw:text-box></draw:frame><draw:frame draw:style-name="gr31" draw:text-style-name="P39" svg:width="0.842cm" svg:height="0.842cm" svg:x="10.148cm" svg:y="8.204cm"><draw:text-box><text:p text:style-name="P38"><text:span text:style-name="T11">1</text:span></text:p></draw:text-box></draw:frame><draw:frame draw:style-name="gr32" draw:text-style-name="P39" svg:width="0.867cm" svg:height="0.729cm" svg:x="-0.806cm" svg:y="7.668cm"><draw:text-box><text:p text:style-name="P38"><text:span text:style-name="T11">N</text:span></text:p></draw:text-box></draw:frame><draw:frame draw:style-name="gr33" draw:text-style-name="P39" svg:width="0.676cm" svg:height="0.729cm" svg:x="3.166cm" svg:y="2.724cm"><draw:text-box><text:p text:style-name="P38"><text:span text:style-name="T11">N</text:span></text:p></draw:text-box></draw:frame><draw:custom-shape draw:style-name="gr34" draw:text-style-name="P35" svg:width="5.889cm" svg:height="0.844cm" svg:x="3.842cm" svg:y="0.806cm"><text:p text:style-name="P34"><text:span text:style-name="T9">final assignment</text:span></text:p><draw:enhanced-geometry svg:viewBox="0 0 21600 21600" draw:type="rectangle" draw:enhanced-path="M 0 0 L 21600 0 21600 21600 0 21600 0 0 Z N"/></draw:custom-shape><draw:line draw:style-name="gr35" draw:text-style-name="P35" svg:x1="2.163cm" svg:y1="2.491cm" svg:x2="3.844cm" svg:y2="1.227cm"><text:p/></draw:line><draw:line draw:style-name="gr36" draw:text-style-name="P35" svg:x1="11.83cm" svg:y1="2.491cm" svg:x2="9.728cm" svg:y2="1.227cm"><text:p/></draw:line><draw:frame draw:style-name="gr37" draw:text-style-name="P39" svg:width="0.842cm" svg:height="0.844cm" svg:x="1.741cm" svg:y="1.649cm"><draw:text-box><text:p text:style-name="P38"><text:span text:style-name="T11">1</text:span></text:p></draw:text-box></draw:frame><draw:frame draw:style-name="gr38" draw:text-style-name="P39" svg:width="0.844cm" svg:height="0.729cm" svg:x="3.422cm" svg:y="0.383cm"><draw:text-box><text:p text:style-name="P38"><text:span text:style-name="T11">1</text:span></text:p></draw:text-box></draw:frame><draw:frame draw:style-name="gr39" draw:text-style-name="P39" svg:width="0.84cm" svg:height="0.844cm" svg:x="11.411cm" svg:y="1.649cm"><draw:text-box><text:p text:style-name="P38"><text:span text:style-name="T11">1</text:span></text:p></draw:text-box></draw:frame><draw:frame draw:style-name="gr40" draw:text-style-name="P39" svg:width="0.84cm" svg:height="0.844cm" svg:x="9.73cm" svg:y="0.806cm"><draw:text-box><text:p text:style-name="P38"><text:span text:style-name="T11">N</text:span></text:p></draw:text-box></draw:frame><draw:custom-shape draw:style-name="gr41" draw:text-style-name="P35" svg:width="6.726cm" svg:height="0.842cm" svg:x="3.422cm" svg:y="5.022cm"><text:p text:style-name="P34"><text:span text:style-name="T9">suggestion</text:span></text:p><draw:enhanced-geometry svg:viewBox="0 0 21600 21600" draw:type="rectangle" draw:enhanced-path="M 0 0 L 21600 0 21600 21600 0 21600 0 0 Z N"/></draw:custom-shape><draw:line draw:style-name="gr42" draw:text-style-name="P35" svg:x1="6.786cm" svg:y1="1.649cm" svg:x2="6.786cm" svg:y2="2.913cm"><text:p/></draw:line><draw:line draw:style-name="gr43" draw:text-style-name="P35" svg:x1="6.786cm" svg:y1="3.757cm" svg:x2="6.786cm" svg:y2="5.021cm"><text:p/></draw:line><draw:frame draw:style-name="gr44" draw:text-style-name="P39" svg:width="0.421cm" svg:height="0.729cm" svg:x="6.786cm" svg:y="1.649cm"><draw:text-box><text:p text:style-name="P38"><text:span text:style-name="T11">1</text:span></text:p></draw:text-box></draw:frame><draw:frame draw:style-name="gr45" draw:text-style-name="P39" svg:width="0.421cm" svg:height="0.729cm" svg:x="6.786cm" svg:y="3.756cm"><draw:text-box><text:p text:style-name="P38"><text:span text:style-name="T11">1</text:span></text:p></draw:text-box></draw:frame><draw:frame draw:style-name="gr46" draw:text-style-name="P39" svg:width="0.003cm" svg:height="0.729cm" svg:x="7.206cm" svg:y="4.408cm"><draw:text-box><text:p text:style-name="P38"><text:span text:style-name="T11">1</text:span></text:p></draw:text-box></draw:frame><draw:frame draw:style-name="gr47" draw:text-style-name="P39" svg:width="0.678cm" svg:height="0.729cm" svg:x="3.166cm" svg:y="2.724cm"><draw:text-box><text:p text:style-name="P38"><text:span text:style-name="T11">N</text:span></text:p></draw:text-box></draw:frame><draw:frame draw:style-name="gr48" draw:text-style-name="P39" svg:width="0.68cm" svg:height="0.729cm" svg:x="6.786cm" svg:y="2.302cm"><draw:text-box><text:p text:style-name="P38"><text:span text:style-name="T11">N</text:span></text:p></draw:text-box></draw:frame><draw:custom-shape draw:style-name="gr49" draw:text-style-name="P37" svg:width="2.943cm" svg:height="1.265cm" svg:x="8.887cm" svg:y="6.285cm"><text:p text:style-name="P36"><text:span text:style-name="T10">suggested</text:span></text:p><text:p text:style-name="P36"><text:span text:style-name="T10">route</text:span></text:p><draw:enhanced-geometry svg:viewBox="0 0 21600 21600" draw:mirror-horizontal="false" draw:mirror-vertical="false" draw:type="rectangle" draw:enhanced-path="M 0 0 L 21600 0 21600 21600 0 21600 0 0 Z N"/></draw:custom-shape><draw:line draw:style-name="gr50" draw:text-style-name="P35" svg:x1="6.365cm" svg:y1="5.863cm" svg:x2="8.887cm" svg:y2="7.127cm"><text:p/></draw:line><draw:line draw:style-name="gr51" draw:text-style-name="P35" svg:x1="11.831cm" svg:y1="7.55cm" svg:x2="13.512cm" svg:y2="8.393cm"><text:p/></draw:line><draw:frame draw:style-name="gr52" draw:text-style-name="P39" svg:width="0.84cm" svg:height="0.844cm" svg:x="5.946cm" svg:y="5.863cm"><draw:text-box><text:p text:style-name="P38"><text:span text:style-name="T11">1</text:span></text:p></draw:text-box></draw:frame><draw:frame draw:style-name="gr53" draw:text-style-name="P39" svg:width="0.84cm" svg:height="0.729cm" svg:x="11.411cm" svg:y="7.55cm"><draw:text-box><text:p text:style-name="P38"><text:span text:style-name="T11">1</text:span></text:p></draw:text-box></draw:frame><draw:frame draw:style-name="gr54" draw:text-style-name="P39" svg:width="0.84cm" svg:height="0.729cm" svg:x="8.047cm" svg:y="7.128cm"><draw:text-box><text:p text:style-name="P38"><text:span text:style-name="T11">N</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 text:c="27"/>Web-Frontend</text:p>
      <text:p text:style-name="P5"/>
      <text:p text:style-name="P5">Dies ist UI, es füllt den Datenbank und kann dessen Inhalt anzeigen, nimmt Aufträge ein. </text:p>
      <text:p text:style-name="P5"/>
      <text:p text:style-name="P5">Bei Auftrags-Eingang <text:s/>soll das Front-End das Geocoding-Modul ansprechen und den Be- und Entlade- Stationen geographische Koordinaten zuordnen. </text:p>
      <text:p text:style-name="P5">Ein Auftrag kann nur angenommen werden falls Geo-Coding Koordinaten geliefert hat.</text:p>
      <text:p text:style-name="P5"/>
      <text:p text:style-name="P5">Ein Geo-Coding-Aufruf wird vom Web-Frontend auch durchgeführt, wenn ein Fahrer angibt dass er mit seinem Fahrzeug an einer bestimmten Stelle verfügbar sein wird. </text:p>
      <text:p text:style-name="P5"/>
      <text:p text:style-name="P5">Bei Auftrags-Eingang wirft Web-Frontend den Scheduler an, es ist noch zu überlegen wie genau das geschieht, Varianten:</text:p>
      <text:p text:style-name="P5"/>
      <text:list xml:id="list526624290" text:style-name="L8">
        <text:list-item>
          <text:p text:style-name="P25">Direkter Aufruf des Schedulers . In diesem Fall muss ein Mechanismus überlegt werden, wie die Nachricht vom Scheduler weiter an den Message-Manager geleitet wird. Naheliegend ist den Output in einer Datei abzulegen und der Message-Manager liest diese Output-Datei das nächste Mal wenn es aufgerufen wird. Hier sind aber Schwierigkeiten bei der Synchronisierung dieser Datei zu erwarten</text:p>
          <text:p text:style-name="P25"/>
        </text:list-item>
        <text:list-item>
          <text:p text:style-name="P25"><text:soft-page-break/>Indirekt: Nachricht an Message-Manager und dieser ruft den Scheduler auf.</text:p>
          <text:p text:style-name="P25"/>
          <text:p text:style-name="P25">Wie kann Web-Frontend eine Nachricht an Message-Manager senden?</text:p>
        </text:list-item>
      </text:list>
      <text:list xml:id="list2077901553" text:style-name="L9">
        <text:list-header>
          <text:p text:style-name="P26">1.) <text:s/>Falls Message-Manager als Sammlung von Python-Scripten realisiert wird - einen <text:s text:c="2"/><text:tab/>speziellen Script aufrufen</text:p>
          <text:p text:style-name="P26">2. ) Falls Message-Manager ein Service, der auf Http-Anfragen lauscht – eine HTTP-Post Anfrage mit Details des Auftrages abschicken.</text:p>
        </text:list-header>
      </text:list>
      <text:p text:style-name="P5"/>
      <text:p text:style-name="P5">Empfehlung: Variante 2.</text:p>
      <text:p text:style-name="P5"/>
      <text:p text:style-name="P5">Web-Frontend wird in PHP und eventuell Javascript implementier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3"><text:s text:c="40"/></text:span><text:span text:style-name="T6">Scheduler</text:span></text:p>
      <text:p text:style-name="P9"/>
      <text:p text:style-name="P6">Der Scheduler ist ein Program, implementiert in C++, es liefert Vorschläge, welches Fahrzeug welchen Aftrag übernehmen soll. Es kann (und soll) Aufträge kombinieren.</text:p>
      <text:p text:style-name="P6"/>
      <text:p text:style-name="P6">Es hat (evtl. nur lesenden) Zugriff auf Datenbank wo es die notwendigen Informationen holt.</text:p>
      <text:p text:style-name="P6"/>
      <text:p text:style-name="P6">Der Output ist als XML-file abgelegt.</text:p>
      <text:p text:style-name="P6"/>
      <text:p text:style-name="P6">Zusätzlich, falls notwendig:</text:p>
      <text:p text:style-name="P6">Die Ausgabe is dadurch realisiert dass Scheduler neue Records in der Tabelle „tentative assignments“ anlegt (XML-Output dient dann als zusätzlicher Log).</text:p>
      <text:p text:style-name="P6"/>
      <text:p text:style-name="P6"/>
      <text:p text:style-name="P6">Um die Fahrtdauer der einzelnen Strecken zu ermitteln, verwendet Scheduler den (externen) Router.</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40"/><text:span text:style-name="T7">Message-Manager</text:span></text:p>
      <text:p text:style-name="P1"/>
      <text:p text:style-name="P6">Der Message-Manager kümmert sich um den Lebenszyklus der Assignments,</text:p>
      <text:p text:style-name="P6"><text:s/>es empfängt und verschickt SMSe an (von) Fahrer und Emails an (von) Auftragsgeber.</text:p>
      <text:p text:style-name="P6">Implementierungs-Varianten:</text:p>
      <text:list xml:id="list1561994127" text:style-name="L10">
        <text:list-item>
          <text:p text:style-name="P27">PHP-Code übernimmt alles:</text:p>
        </text:list-item>
      </text:list>
      <text:list xml:id="list1147275170" text:style-name="L11">
        <text:list-item>
          <text:p text:style-name="P28">Empfang und Auswertung von SMSe, Emails </text:p>
        </text:list-item>
        <text:list-item>
          <text:p text:style-name="P28">Versand der SMSe, Emails</text:p>
        </text:list-item>
        <text:list-item>
          <text:p text:style-name="P28">Aufruf des Schedulers und Auswertung der Vorschläge</text:p>
          <text:p text:style-name="P28">Versand der SMSe hat zu erfolgen nachdem der Scheduler durchgelaufen ist. Das heisst, der PHP-Code wird irgendwie Multithreading betreiben müssen. Zum Beispiel bei Erhalt eines Auftrages wird dem User eine Bestätigungs-Seite präsentiert, gleichzeitig läuft ein Job los, welcher den Scheduler Aufruft und anschließend Ergebnisse auswertet und versendet SMSe. </text:p>
          <text:p text:style-name="P28"/>
        </text:list-item>
      </text:list>
      <text:list xml:id="list57238016" text:continue-list="list1561994127" text:style-name="L10">
        <text:list-item>
          <text:p text:style-name="P29">Ein System von Python-Scripten:</text:p>
        </text:list-item>
      </text:list>
      <text:list xml:id="list563234646" text:style-name="L12">
        <text:list-item>
          <text:p text:style-name="P30">Ein Python-Script immer wieder gestartet by CRON. By jedem Start liest es die Datenbank, <text:s text:c="2"/>schaut ob in der Datenbank neue Aufträge, usw. hereingekommen sind</text:p>
        </text:list-item>
        <text:list-item>
          <text:p text:style-name="P30"><text:soft-page-break/>SMSe, EMails veschicken, gegebenenfalls den Scheduler anwerfen</text:p>
        </text:list-item>
        <text:list-item>
          <text:p text:style-name="P30">Script für Empfang einer SMS und die Auswertung der SMS</text:p>
        </text:list-item>
        <text:list-item>
          <text:p text:style-name="P30">Script für eingegangene Email und deren Auswertung</text:p>
        </text:list-item>
        <text:list-item>
          <text:p text:style-name="P30">Script für Auftrags-Eingang , wird aufgerufen vom Web-Frontend</text:p>
        </text:list-item>
      </text:list>
      <text:list xml:id="list1364326294" text:continue-list="list57238016" text:style-name="L10">
        <text:list-header>
          <text:p text:style-name="P29"/>
        </text:list-header>
        <text:list-item>
          <text:p text:style-name="P29">Ein Service, läuft die ganze Zeit und lauscht auf Http-Anfragen. Ist also ein Web-Server. Vorteil: Es kann (später) eine Desktop-GUI dran gestrickt werden. Ausserdem hat man auch ein Log-Fenster wo man die Geschehenisse anhand der <text:s/>log-Ausgabe verfolgen bzw. mal das Program anhalten kann. Es bietet sich an, den Service in Java zu implementieren: die Klasse HttpExchange Sun-Microsysterms library (<text:a xlink:type="simple" xlink:href="http://docs.oracle.com/javase/6/docs/jre/api/net/httpserver/spec/com/sun/net/httpserver/package-summary.html">http://docs.oracle.com/javase/6/docs/jre/api/net/httpserver/spec/com/sun/net/httpserver/package-summary.html</text:a>). <text:s/>Alternative: Server in Python</text:p>
          <text:p text:style-name="P29"/>
        </text:list-item>
      </text:list>
      <text:p text:style-name="P6">Die Varianten 1. oder 2. scheinen einfacher zu sein. Allerdings ergeben sich Schwierigkeiten mit der Synchronisierung:</text:p>
      <text:p text:style-name="P6">1). Die PHP-Jobs müssen synchronisiert werden, es darf z.B. nicht mehrere Aufrufe des Schedulers gleichzeitig geben, es soll nie diselbe SMS zwei Mal gesendet werden <text:s/>bzw. <text:s/>die Vergabe des Auftrags nicht zweimal bestätigt werden.</text:p>
      <text:p text:style-name="P6"/>
      <text:p text:style-name="P6">2). verschiedene Scripts sollten nicht gleichzeitig laufen.</text:p>
      <text:p text:style-name="P6"/>
      <text:p text:style-name="P6">3). ist fundamentaler. Die Synchronisierung ist einfacher.</text:p>
      <text:p text:style-name="P6">Ein großer Vorteil von Variante 3. besteht darin, dass an den Service eine (Desktop)-GUI angeschlossen werden könnte, sodass die Aufträge vom Dispatcher (eine Person) überprüft werden können bevor sie herausgehen. Es hätte eine bessere Visualisierung sowieso.</text:p>
      <text:p text:style-name="P6"/>
      <text:p text:style-name="P6">Fazit: erfahrene php-Programmierer konsultieren.</text:p>
      <text:p text:style-name="P6">Vorläufige Empfehlung: <text:span text:style-name="T8"><text:s/>Variante 3, Server, in Jav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H </meta:initial-creator>
    <meta:creation-date>2012-01-13T03:00:39</meta:creation-date>
    <dc:date>2012-03-15T10:01:06</dc:date>
    <dc:creator>Mr.H </dc:creator>
    <meta:editing-duration>PT11H00M53S</meta:editing-duration>
    <meta:editing-cycles>58</meta:editing-cycles>
    <meta:generator>OpenOffice.org/3.2$Linux OpenOffice.org_project/320m12$Build-9483</meta:generator>
    <meta:document-statistic meta:table-count="1" meta:image-count="0" meta:object-count="0" meta:page-count="7" meta:paragraph-count="115" meta:word-count="1163" meta:character-count="8922"/>
  </office:meta>
</office:document-meta>
</file>